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FDCC00004F200000467B2B81EBB12EEFED68.svg" manifest:media-type="image/svg+xml"/>
  <manifest:file-entry manifest:full-path="Pictures/10000201000003990000013B6247F3EB7D625EC3.png" manifest:media-type="image/png"/>
  <manifest:file-entry manifest:full-path="Pictures/100054BA00005F3400002085D2469F3FF7E7E605.svg" manifest:media-type="image/svg+xml"/>
  <manifest:file-entry manifest:full-path="Pictures/10000000000002C50000014047461C8C0AC36A54.jpg" manifest:media-type="image/jpeg"/>
  <manifest:file-entry manifest:full-path="Pictures/1000C05D0000682F00005AEDD5840B50721521C2.svg" manifest:media-type="image/svg+xml"/>
  <manifest:file-entry manifest:full-path="Pictures/TablePreview2.svm" manifest:media-type=""/>
  <manifest:file-entry manifest:full-path="Pictures/10000201000002ED0000029BE3D13234270C80C6.png" manifest:media-type="image/png"/>
  <manifest:file-entry manifest:full-path="Pictures/100318F300005E8900002C12722F721C4DFB6787.svg" manifest:media-type="image/svg+xml"/>
  <manifest:file-entry manifest:full-path="Pictures/100002010000030F0000021C478C8F5B228B69F5.png" manifest:media-type="image/png"/>
  <manifest:file-entry manifest:full-path="Pictures/10000201000002DA00000170EB0C666C7D6161E0.png" manifest:media-type="image/png"/>
  <manifest:file-entry manifest:full-path="Pictures/10017849000074DB000044524839E6FC8EEE2C1B.svg" manifest:media-type="image/svg+xml"/>
  <manifest:file-entry manifest:full-path="Pictures/100002010000039D0000021D6AB74514199BB264.png" manifest:media-type="image/png"/>
  <manifest:file-entry manifest:full-path="Pictures/10000000000003FD0000024BDA955405BB83AB42.jpg" manifest:media-type="image/jpeg"/>
  <manifest:file-entry manifest:full-path="Pictures/1001E34B000050E7000037CB5DD72A6A72A5D4A8.svg" manifest:media-type="image/svg+xml"/>
  <manifest:file-entry manifest:full-path="Pictures/1000020100000393000001AA522F13C6E7551449.png" manifest:media-type="image/png"/>
  <manifest:file-entry manifest:full-path="Pictures/100091C40000503B00001194F5EF8B878E62906E.svg" manifest:media-type="image/svg+xml"/>
  <manifest:file-entry manifest:full-path="Pictures/10003C0000004B71000025FFA6AD1DFD0F7CFE77.svg" manifest:media-type="image/svg+xml"/>
  <manifest:file-entry manifest:full-path="Pictures/TablePreview3.svm" manifest:media-type=""/>
  <manifest:file-entry manifest:full-path="Pictures/10000201000002F500000295DBF0172307CE0DC6.png" manifest:media-type="image/png"/>
  <manifest:file-entry manifest:full-path="Pictures/1000020100000308000000AA6FF10284DE1BCAE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emibold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125cm"/>
    </style:style>
    <style:style style:name="ro6" style:family="table-row">
      <style:table-row-properties style:row-height="0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/>
    </style:style>
    <style:style style:name="P6" style:family="paragraph">
      <style:text-properties fo:color="#ffffff"/>
    </style:style>
    <style:style style:name="P7" style:family="paragraph">
      <style:paragraph-properties fo:text-align="end"/>
      <style:text-properties fo:color="#ffffff"/>
    </style:style>
    <style:style style:name="P8" style:family="paragraph"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ffffff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P15" style:family="paragraph">
      <style:text-properties fo:color="#ffffff" fo:font-size="11pt" style:font-size-asian="11pt" style:font-size-complex="11pt"/>
    </style:style>
    <style:style style:name="P16" style:family="paragraph"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2"/>
    </style:style>
    <style:style style:name="T4" style:family="text">
      <style:text-properties style:font-name="Liberation Sans2" fo:font-size="18pt" fo:font-weight="bold" style:font-size-asian="24pt" style:font-size-complex="32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6pt" fo:font-weight="bold" style:font-size-asian="24pt" style:font-size-complex="3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text-position="super 58%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6AB74514199BB26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3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1" draw:layer="layout" svg:width="26.271cm" svg:height="7.361cm" svg:x="0.7cm" svg:y="12.427cm">
          <draw:text-box>
            <text:p><text:span text:style-name="T1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=&gt; Résultat Insatisfaisants &lt;= AUDIT DE LA DGCOM</text:p>
            <text:p/>
            <text:p><text:span text:style-name="T1">FIN DES LICENCES ET </text:span><text:span text:style-name="T1">ARRÊT DU SUPPORT</text:span><text:span text:style-name="T2"> =&gt; </text:span><text:span text:style-name="T2">Lancement du projet en </text:span><text:span text:style-name="T2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3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Standards ALSA : </text:span></text:p>
              </text:list-item>
              <text:list-item>
                <text:p><text:span text:style-name="T4">Tomcat 8 / Spring / Elasticsearch / Plateforme d’Intégration continue </text:span></text:p>
              </text:list-item>
              <text:list-item>
                <text:p><text:span text:style-name="T3"/></text:p>
              </text:list-item>
              <text:list-item>
                <text:p><text:span text:style-name="T3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EB0C666C7D6161E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3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1" draw:layer="layout" svg:width="25.8cm" svg:height="9.915cm" svg:x="0.9cm" svg:y="8.018cm">
          <draw:text-box>
            <text:p><text:span text:style-name="T5">EUROPARL contient </text:span><text:span text:style-name="T5">240 VLP (Version </text:span><text:span text:style-name="T5">Linguistique d’une </text:span><text:span text:style-name="T5">Planète)</text:span></text:p>
            <text:p><text:span text:style-name="T5"/></text:p>
            <text:p><text:span text:style-name="T6">Fonctions d’usages :</text:span><text:span text:style-name="T7"> </text:span></text:p>
            <text:p><text:span text:style-name="T8">- </text:span><text:span text:style-name="T9">Proposer à l’utilisateur une </text:span><text:span text:style-name="T9">recherche textuelle sur la VLP </text:span><text:span text:style-name="T9">courante qui fournisse des </text:span><text:span text:style-name="T9">résultats « pertinents » .</text:span></text:p>
            <text:p><text:span text:style-name="T9"/></text:p>
            <text:p><text:span text:style-name="T8">- Recherche par mots-clés et </text:span><text:span text:style-name="T8">catégories</text:span></text:p>
            <text:p><text:span text:style-name="T8">- Résultats triables et surlignés</text:span></text:p>
            <text:p><text:span text:style-name="T8">- Auto-complétion</text:span></text:p>
            <text:p/>
            <text:p><text:span text:style-name="T6">Fonctions contraintes : </text:span></text:p>
            <text:p><text:span text:style-name="T8">- Étendre une recherche à toutes </text:span><text:span text:style-name="T8">les VLP de la langue sélectionnée.</text:span></text:p>
            <text:p><text:span text:style-name="T8">- Configuration : fréquences </text:span><text:span text:style-name="T8">d’indexation, gestion des pages </text:span><text:span text:style-name="T8">obsolètes, structure des pages</text:span></text:p>
            <text:p><text:span text:style-name="T8">- Ajouter ou supprimer un VLP de </text:span><text:span text:style-name="T8">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4"><text:span text:style-name="T7">Analyse fonctionnel externe</text:span></text:p>
                  </text:list-header>
                </text:list>
              </table:table-cell>
              <table:table-cell table:style-name="ce2">
                <text:p text:style-name="P5"><text:span text:style-name="T7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 text:style-name="P6">POC du module d’indexation</text:p>
                  </text:list-header>
                </text:list>
              </table:table-cell>
              <table:table-cell table:style-name="ce4">
                <text:p text:style-name="P7">3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8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8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 text:style-name="P6">Réalisation de l’indexeur</text:p>
                  </text:list-header>
                </text:list>
              </table:table-cell>
              <table:table-cell table:style-name="ce9">
                <text:p text:style-name="P7">50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8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 text:style-name="P6">Intégration dans EUROPARL</text:p>
                  </text:list-header>
                </text:list>
              </table:table-cell>
              <table:table-cell table:style-name="ce9">
                <text:p text:style-name="P7">3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8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 text:style-name="P6">Rédaction de la documentation et formation</text:p>
                  </text:list-header>
                </text:list>
              </table:table-cell>
              <table:table-cell table:style-name="ce9">
                <text:p text:style-name="P7">29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8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7" draw:text-style-name="P9" draw:layer="layout" svg:width="20.395cm" svg:height="17.8cm" svg:x="4.40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DBF0172307CE0DC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7" draw:text-style-name="P9" draw:layer="layout" svg:width="16.4cm" svg:height="7.402cm" svg:x="10.9cm" svg:y="12cm" presentation:class="graphic" presentation:user-transformed="true">
          <draw:image xlink:href="Pictures/10000000000002C50000014047461C8C0AC36A54.jpg" xlink:type="simple" xlink:show="embed" xlink:actuate="onLoad">
            <text:p/>
          </draw:image>
        </draw:frame>
        <draw:frame draw:style-name="gr7" draw:text-style-name="P9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6247F3EB7D625EC3.png" xlink:type="simple" xlink:show="embed" xlink:actuate="onLoad"/>
        </draw:frame>
        <draw:frame draw:style-name="gr8" draw:text-style-name="P11" draw:layer="layout" svg:width="8.643cm" svg:height="0.962cm" svg:x="0.464cm" svg:y="3cm">
          <draw:text-box>
            <text:p text:style-name="P10">Interfaces et modularisation :</text:p>
          </draw:text-box>
        </draw:frame>
        <draw:frame draw:style-name="gr8" draw:text-style-name="P11" draw:layer="layout" svg:width="10.184cm" svg:height="0.962cm" svg:x="0.508cm" svg:y="11.838cm">
          <draw:text-box>
            <text:p text:style-name="P10">Division des tâches d’indexations :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7" draw:text-style-name="P9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E3D13234270C80C6.png" xlink:type="simple" xlink:show="embed" xlink:actuate="onLoad"/>
        </draw:frame>
        <draw:frame draw:style-name="gr8" draw:text-style-name="P12" draw:layer="layout" svg:width="7.618cm" svg:height="7.361cm" svg:x="1.655cm" svg:y="7.337cm">
          <draw:text-box>
            <text:p text:style-name="P9">Analyse textuelle</text:p>
            <text:p text:style-name="P9"/>
            <text:p text:style-name="P9">=</text:p>
            <text:p text:style-name="P9"/>
            <text:p text:style-name="P9">Découpe de la phrase</text:p>
            <text:p text:style-name="P9"/>
            <text:p text:style-name="P9">+</text:p>
            <text:p text:style-name="P9"/>
            <text:p text:style-name="P9">Une chaîne de traitement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8.85cm" svg:x="2.28cm" svg:y="3.9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 text:style-name="P13">Critère</text:p>
              </table:table-cell>
              <table:table-cell>
                <text:p text:style-name="P14">AzurSearch</text:p>
              </table:table-cell>
              <table:table-cell>
                <text:p text:style-name="P14">CloudSearch</text:p>
              </table:table-cell>
              <table:table-cell>
                <text:p text:style-name="P14">Elasticsearch</text:p>
                <text:p text:style-name="P14">Amazon</text:p>
              </table:table-cell>
              <table:table-cell>
                <text:p text:style-name="P14">Elasticsearch</text:p>
                <text:p text:style-name="P14">Interne</text:p>
              </table:table-cell>
            </table:table-row>
            <table:table-row table:style-name="ro6" table:default-cell-style-name="ce13">
              <table:table-cell table:style-name="ce12">
                <text:p text:style-name="P15"><text:span text:style-name="T11">Répond aux besoins non négociables </text:span></text:p>
                <text:p text:style-name="P15">(Flexibilité nulle)</text:p>
              </table:table-cell>
              <table:table-cell>
                <text:p text:style-name="P16">OUI</text:p>
              </table:table-cell>
              <table:table-cell>
                <text:p text:style-name="P16">OUI</text:p>
              </table:table-cell>
              <table:table-cell>
                <text:p text:style-name="P16">OUI</text:p>
              </table:table-cell>
              <table:table-cell>
                <text:p text:style-name="P16">OUI</text:p>
              </table:table-cell>
            </table:table-row>
            <table:table-row table:style-name="ro6" table:default-cell-style-name="bw1">
              <table:table-cell table:style-name="ce12">
                <text:p text:style-name="P15">Pertinence des résultats</text:p>
              </table:table-cell>
              <table:table-cell>
                <text:p text:style-name="P16">BONNE</text:p>
              </table:table-cell>
              <table:table-cell>
                <text:p text:style-name="P17">MOYENNE</text:p>
              </table:table-cell>
              <table:table-cell>
                <text:p text:style-name="P16">BONNE</text:p>
              </table:table-cell>
              <table:table-cell>
                <text:p text:style-name="P16">BONNE</text:p>
              </table:table-cell>
            </table:table-row>
            <table:table-row table:style-name="ro6" table:default-cell-style-name="ce13">
              <table:table-cell table:style-name="ce12">
                <text:p text:style-name="P15"><text:span text:style-name="T11">Répond aux besoins négociables</text:span></text:p>
                <text:p text:style-name="P15">(Flexibilité non nulle)</text:p>
              </table:table-cell>
              <table:table-cell table:style-name="ce14">
                <text:p text:style-name="P17">EN PARTIE</text:p>
              </table:table-cell>
              <table:table-cell table:style-name="ce14">
                <text:p text:style-name="P17">EN PARTIE</text:p>
              </table:table-cell>
              <table:table-cell>
                <text:p text:style-name="P16">OUI</text:p>
              </table:table-cell>
              <table:table-cell>
                <text:p text:style-name="P16">OUI</text:p>
              </table:table-cell>
            </table:table-row>
            <table:table-row table:style-name="ro6" table:default-cell-style-name="bw1">
              <table:table-cell table:style-name="ce12">
                <text:p text:style-name="P15">Facilité d’implémentation</text:p>
              </table:table-cell>
              <table:table-cell>
                <text:p text:style-name="P16">FACILE</text:p>
              </table:table-cell>
              <table:table-cell>
                <text:p text:style-name="P16">FACILE</text:p>
              </table:table-cell>
              <table:table-cell>
                <text:p text:style-name="P18">COMPLEXE</text:p>
              </table:table-cell>
              <table:table-cell>
                <text:p text:style-name="P18">COMPLEXE</text:p>
              </table:table-cell>
            </table:table-row>
            <table:table-row table:style-name="ro6" table:default-cell-style-name="ce13">
              <table:table-cell table:style-name="ce12">
                <text:p text:style-name="P15">Facilité de déploiement</text:p>
              </table:table-cell>
              <table:table-cell>
                <text:p text:style-name="P16">FACILE</text:p>
              </table:table-cell>
              <table:table-cell>
                <text:p text:style-name="P16">FACILE</text:p>
              </table:table-cell>
              <table:table-cell>
                <text:p text:style-name="P16">FACILE</text:p>
              </table:table-cell>
              <table:table-cell table:style-name="ce15">
                <text:p text:style-name="P18">LABORIEUS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" draw:layer="layout" svg:width="12.169cm" svg:height="0.986cm" svg:x="2.431cm" svg:y="14.614cm">
          <draw:text-box>
            <text:p>1<text:span text:style-name="T12">er</text:span> choix : Azure =&gt; Simplicité et efficacité</text:p>
          </draw:text-box>
        </draw:frame>
        <draw:frame draw:style-name="gr8" draw:text-style-name="P1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text-style-name="P20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9"><text:span text:style-name="T13">Permettre l’ajout « dynamique » d’une planète :</text:span></text:p>
              </text:list-item>
              <text:list-item>
                <text:p text:style-name="P19"><text:span text:style-name="T14">=&gt; Déclaration dans des fichiers de configuration</text:span></text:p>
              </text:list-item>
              <text:list-item>
                <text:p text:style-name="P19"><text:span text:style-name="T14">=&gt; Créer des composants spécifiques pour chaque VLP</text:span></text:p>
              </text:list-item>
              <text:list-item>
                <text:p text:style-name="P19"><text:span text:style-name="T14">=&gt; Stocker en mémoire les composants dans des registres dédiés</text:span></text:p>
              </text:list-item>
            </text:list>
          </draw:text-box>
        </draw:frame>
        <draw:frame draw:style-name="gr7" draw:text-style-name="P9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478C8F5B228B69F5.png" xlink:type="simple" xlink:show="embed" xlink:actuate="onLoad"/>
        </draw:frame>
        <draw:frame draw:style-name="gr8" draw:text-style-name="P1" draw:layer="layout" svg:width="4.939cm" svg:height="5.806cm" svg:x="1.461cm" svg:y="9.094cm">
          <draw:text-box>
            <text:p text:style-name="P21"><text:span text:style-name="T1">Configurations :</text:span></text:p>
            <text:p text:style-name="P21">domains.xml</text:p>
            <text:p text:style-name="P21">clients.xml</text:p>
            <text:p text:style-name="P21">parsers.xml</text:p>
            <text:p text:style-name="P21">triggers.xml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âches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Extraction des donn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emibold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3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3" fo:font-family="'Liberation Sans', Arial" style:font-family-generic="swiss" style:font-pitch="variable" fo:font-size="11.5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3" fo:font-family="'Liberation Sans', Arial" style:font-family-generic="swiss" style:font-pitch="variable" fo:font-size="11.5pt" fo:font-style="italic" fo:font-weight="bold" style:font-name-asian="FreeSans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3" fo:font-family="'Liberation Sans', Arial" style:font-family-generic="swiss" style:font-pitch="variable" fo:font-size="11pt" fo:font-weight="bold" style:font-name-asian="FreeSans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3" fo:font-family="'Liberation Sans', Arial" style:font-family-generic="swiss" style:font-pitch="variable" fo:font-size="11pt" fo:font-style="italic" fo:font-weight="bold" style:font-name-asian="FreeSans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3" fo:font-family="'Liberation Sans', Arial" style:font-family-generic="swiss" style:font-pitch="variable" fo:font-size="10.5pt" fo:font-weight="bold" style:font-name-asian="FreeSans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3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3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3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1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1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1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3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3" fo:font-family="'Liberation Sans', Arial" style:font-family-generic="swiss" style:font-pitch="variable" fo:font-size="10.5pt" fo:font-weight="bold" style:font-name-asian="FreeSans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1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3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2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09T12:24:09.261401601</dc:date>
    <meta:editing-duration>PT11H32M9S</meta:editing-duration>
    <meta:editing-cycles>125</meta:editing-cycles>
    <meta:generator>LibreOffice/5.1.6.2$Linux_X86_64 LibreOffice_project/10m0$Build-2</meta:generator>
    <meta:document-statistic meta:object-count="130"/>
  </office:meta>
</office:document-meta>
</file>